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0b2f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프로젝트 제목: 이동식 컨테이너 기반 차량 추종 시스템</text:h>
      <text:p text:style-name="P33"/>
      <text:list xml:id="list2061106731" text:style-name="L1">
        <text:list-item>
          <text:p text:style-name="P2"><text:span text:style-name="Strong_20_Emphasis">날짜</text:span>: <text:span text:style-name="T1">2024.12.25</text:span></text:p>
        </text:list-item>
        <text:list-item>
          <text:p text:style-name="P1"><text:span text:style-name="Strong_20_Emphasis">버전</text:span>: 1.0</text:p>
        </text:list-item>
      </text:list>
      <text:p text:style-name="Horizontal_20_Line"/>
      <text:h text:style-name="Heading_20_3" text:outline-level="3">1. 비즈니스 목표</text:h>
      <text:list xml:id="list626113398" text:style-name="L2">
        <text:list-item>
          <text:p text:style-name="P4">이미 물류가 적재된 이동식 컨테이너(AMR 기반)가 입고된 차량(별도 객체)을 <text:span text:style-name="Strong_20_Emphasis">ArUco 마커</text:span>로 식별하고, <text:span text:style-name="Strong_20_Emphasis">일정 거리(20cm)를 유지</text:span>하며 추종하는 솔루션을 개발합니다.</text:p>
        </text:list-item>
        <text:list-item>
          <text:p text:style-name="P4">물류 운송 과정에서 <text:span text:style-name="Strong_20_Emphasis">자동 추종</text:span>을 통해 <text:span text:style-name="Strong_20_Emphasis">운영 효율</text:span>을 높이고, <text:span text:style-name="Strong_20_Emphasis">인력 개입</text:span>을 최소화하여 <text:span text:style-name="Strong_20_Emphasis">비용 절감</text:span> 효과를 기대합니다.</text:p>
        </text:list-item>
        <text:list-item>
          <text:p text:style-name="P3"><text:span text:style-name="Strong_20_Emphasis">90% 이상의 완주 성공률</text:span>(입고 시점부터 최종 목적지까지 무중단 추종 달성)을 목표로 합니다.</text:p>
        </text:list-item>
      </text:list>
      <text:p text:style-name="Horizontal_20_Line"/>
      <text:h text:style-name="Heading_20_3" text:outline-level="3">2. 프로젝트 범위</text:h>
      <text:list xml:id="list268063029" text:style-name="L3">
        <text:list-item>
          <text:p text:style-name="P5"><text:span text:style-name="Strong_20_Emphasis">포함 범위</text:span></text:p>
          <text:list>
            <text:list-item>
              <text:p text:style-name="P6">컨테이너 야드 내 Global Camera(720p)로 <text:span text:style-name="Strong_20_Emphasis">차량 입고 여부</text:span>를 실시간으로 감지하고 관제소에 알림.</text:p>
            </text:list-item>
            <text:list-item>
              <text:p text:style-name="P6"><text:span text:style-name="Strong_20_Emphasis">입고된 차량</text:span>과 <text:span text:style-name="Strong_20_Emphasis">이동식 컨테이너(AMR)</text:span> 간 <text:span text:style-name="Strong_20_Emphasis">ArUco 마커</text:span> 기반 식별 및 거리 추종 로직 개발.</text:p>
            </text:list-item>
            <text:list-item>
              <text:p text:style-name="P6">이동식 컨테이너의 로컬 카메라(420p)로 <text:span text:style-name="Strong_20_Emphasis">차량의 ArUco 마커</text:span>를 인식해, <text:span text:style-name="Strong_20_Emphasis">20cm 거리</text:span> 유지 추종.</text:p>
            </text:list-item>
            <text:list-item>
              <text:p text:style-name="P6">인식 실패, 이동 실패 등 <text:span text:style-name="Strong_20_Emphasis">예외 상황 알림</text:span>을 포함하여 관제소 UI에 실시간으로 <text:span text:style-name="Strong_20_Emphasis">시각·청각 경고</text:span>를 표출.</text:p>
            </text:list-item>
            <text:list-item>
              <text:p text:style-name="P6">최종 목적지 도착 후 <text:span text:style-name="Strong_20_Emphasis">추종 완료 로그</text:span> 기록 및 <text:span text:style-name="Strong_20_Emphasis">완주 성공률</text:span> 관리.</text:p>
            </text:list-item>
          </text:list>
        </text:list-item>
        <text:list-item>
          <text:p text:style-name="P5"><text:span text:style-name="Strong_20_Emphasis">제외 범위</text:span></text:p>
          <text:list>
            <text:list-item>
              <text:p text:style-name="P6">이동식 컨테이너에 물류를 적재·하역하는 과정(이미 적재 상태로 가정).</text:p>
            </text:list-item>
            <text:list-item>
              <text:p text:style-name="P6">차량 운행 스케줄 및 고속 주행(공장·창고 등 제한된 구역 내 운행만 고려).</text:p>
            </text:list-item>
            <text:list-item>
              <text:p text:style-name="P5">장기간 보관을 위한 데이터 백업 및 다른 물류 플랫폼과의 통합.</text:p>
            </text:list-item>
          </text:list>
        </text:list-item>
      </text:list>
      <text:p text:style-name="Horizontal_20_Line"/>
      <text:h text:style-name="Heading_20_3" text:outline-level="3"><text:soft-page-break/>3. 기능 요구사항</text:h>
      <text:h text:style-name="Heading_20_4" text:outline-level="4">3.1 차량 입고 감지 및 알림</text:h>
      <text:list xml:id="list25332576" text:style-name="L4">
        <text:list-item>
          <text:p text:style-name="P8"><text:span text:style-name="Strong_20_Emphasis">3.1.1</text:span>: <text:span text:style-name="Strong_20_Emphasis">720p Global Camera</text:span>는 차량 입고를 실시간 모니터링하고, 입고 여부가 확인되면 <text:span text:style-name="Strong_20_Emphasis">관제소 UI</text:span>에 알림을 전송해야 합니다.</text:p>
        </text:list-item>
        <text:list-item>
          <text:p text:style-name="P8"><text:span text:style-name="Strong_20_Emphasis">3.1.2</text:span>: 이동식 컨테이너(AMR)는 <text:span text:style-name="Strong_20_Emphasis">차량 입고 신호</text:span>를 수신하면 <text:span text:style-name="Strong_20_Emphasis">대기 모드</text:span>에서 <text:span text:style-name="Strong_20_Emphasis">추종 준비 모드</text:span>로 전환합니다.</text:p>
        </text:list-item>
        <text:list-item>
          <text:p text:style-name="P7"><text:span text:style-name="Strong_20_Emphasis">3.1.3</text:span>: 컨테이너가 출발 전에 <text:span text:style-name="Strong_20_Emphasis">배터리, 센서, 이동 경로</text:span> 등의 상태 점검을 수행하고 <text:span text:style-name="Strong_20_Emphasis">관제소 UI</text:span>에 상태를 보고해야 합니다.</text:p>
        </text:list-item>
      </text:list>
      <text:h text:style-name="Heading_20_4" text:outline-level="4">3.2 ArUco 마커 인식</text:h>
      <text:list xml:id="list4019011308" text:style-name="L5">
        <text:list-item>
          <text:p text:style-name="P10"><text:span text:style-name="Strong_20_Emphasis">3.2.1</text:span>: 이동식 컨테이너의 <text:span text:style-name="Strong_20_Emphasis">420p 카메라</text:span>는 <text:span text:style-name="Strong_20_Emphasis">입고된 차량</text:span>에 부착된 <text:span text:style-name="Strong_20_Emphasis">ArUco 마커</text:span>를 인식할 수 있어야 합니다.</text:p>
        </text:list-item>
        <text:list-item>
          <text:p text:style-name="P10"><text:span text:style-name="Strong_20_Emphasis">3.2.2</text:span>: 카메라 인식 범위 내에 ArUco 마커가 들어오면, 컨테이너는 <text:span text:style-name="Strong_20_Emphasis">차량 추종 모드</text:span>를 시작합니다.</text:p>
        </text:list-item>
        <text:list-item>
          <text:p text:style-name="P9"><text:span text:style-name="Strong_20_Emphasis">3.2.3</text:span>: ArUco 마커 인식이 일시적으로 중단되는 경우(시야 가림, 조도 문제 등)에는 <text:span text:style-name="Strong_20_Emphasis">최대 2초</text:span> 동안 마지막 인식 위치를 기반으로 차량을 예측 추종하며, 2초 이상 인식 실패 시 "인식 실패 알림"을 관제소로 송출해야 합니다.</text:p>
        </text:list-item>
      </text:list>
      <text:h text:style-name="Heading_20_4" text:outline-level="4">3.3 추종 로직(20cm 거리 유지)</text:h>
      <text:list xml:id="list3704168972" text:style-name="L6">
        <text:list-item>
          <text:p text:style-name="P12"><text:span text:style-name="Strong_20_Emphasis">3.3.1</text:span>: 이동식 컨테이너는 차량 속도 변화에 맞춰 <text:span text:style-name="Strong_20_Emphasis">20cm 거리를 실시간으로 유지</text:span>합니다.</text:p>
        </text:list-item>
        <text:list-item>
          <text:p text:style-name="P12"><text:span text:style-name="Strong_20_Emphasis">3.3.2</text:span>: 장애물(사람, 다른 차량 등)을 감지하면 <text:span text:style-name="Strong_20_Emphasis">즉시 감속</text:span> 또는 <text:span text:style-name="Strong_20_Emphasis">회피 기동</text:span>을 실시하고, 관제소 UI에 <text:span text:style-name="Strong_20_Emphasis">"이동 경로 이탈"</text:span>, <text:span text:style-name="Strong_20_Emphasis">"장애물 감지"</text:span> 등의 이벤트를 전송합니다.</text:p>
        </text:list-item>
        <text:list-item>
          <text:p text:style-name="P11"><text:span text:style-name="Strong_20_Emphasis">3.3.3</text:span>: 추종 도중 발생하는 <text:span text:style-name="Strong_20_Emphasis">인식 오류</text:span>, <text:span text:style-name="Strong_20_Emphasis">이동 실패</text:span>(컨테이너 모터 문제 등) 시에는 <text:span text:style-name="Strong_20_Emphasis">안전 모드</text:span>로 전환하여 <text:span text:style-name="Strong_20_Emphasis">정지</text:span>하거나 <text:span text:style-name="Strong_20_Emphasis">저속 주행</text:span>으로 제한하며, 관제소 UI에 이벤트를 전송합니다.</text:p>
        </text:list-item>
      </text:list>
      <text:h text:style-name="Heading_20_4" text:outline-level="4">3.4 관제소 UI</text:h>
      <text:list xml:id="list1991199693" text:style-name="L7">
        <text:list-item>
          <text:p text:style-name="P14"><text:span text:style-name="Strong_20_Emphasis">3.4.1</text:span>: 관제소 UI에서는 <text:span text:style-name="Strong_20_Emphasis">입고 차량 정보</text:span>, <text:span text:style-name="Strong_20_Emphasis">이동식 컨테이너 상태(배터리·속도·위치)</text:span>, <text:span text:style-name="Strong_20_Emphasis">인식 실패/이동 실패</text:span> 등의 <text:span text:style-name="Strong_20_Emphasis">이벤트 로그</text:span>를 <text:span text:style-name="Strong_20_Emphasis">실시간</text:span>으로 확인할 수 있어야 합니다.</text:p>
        </text:list-item>
        <text:list-item>
          <text:p text:style-name="P14"><text:span text:style-name="Strong_20_Emphasis">3.4.2</text:span>: 이벤트 발생 시, <text:span text:style-name="Strong_20_Emphasis">팝업/알림음</text:span>을 통해 담당자에게 즉시 통보하고, 문제가 해결되기 전까지 <text:span text:style-name="Strong_20_Emphasis">경고 상태</text:span>를 유지해야 합니다.</text:p>
        </text:list-item>
        <text:list-item>
          <text:p text:style-name="P13"><text:span text:style-name="Strong_20_Emphasis">3.4.3</text:span>: 추종 과정(시작·중간·종료)에 대한 <text:span text:style-name="Strong_20_Emphasis">시간 기록</text:span> 및 <text:span text:style-name="Strong_20_Emphasis">성공 여부</text:span>가 DB에 로그로 쌓이고, UI에서 조회할 수 있어야 합니다.</text:p>
        </text:list-item>
      </text:list>
      <text:h text:style-name="Heading_20_4" text:outline-level="4">3.5 완료 프로세스</text:h>
      <text:list xml:id="list3738369306" text:style-name="L8">
        <text:list-item>
          <text:p text:style-name="P16"><text:span text:style-name="Strong_20_Emphasis">3.5.1</text:span>: 차량이 최종 목적지에 도달하면 컨테이너도 같은 지점 또는 지정된 위치에 도킹하고, <text:span text:style-name="Strong_20_Emphasis">"추종 완료"</text:span> 이벤트를 UI에 전달합니다.</text:p>
        </text:list-item>
        <text:list-item>
          <text:p text:style-name="P15"><text:soft-page-break/><text:span text:style-name="Strong_20_Emphasis">3.5.2</text:span>: 추종 완료율(완주율)이 90% 이상 달성되도록 시스템 안정성을 유지해야 하며, 실패 사례(인식 실패, 이동 중단)는 별도 분석이 가능하도록 <text:span text:style-name="Strong_20_Emphasis">원인 로그</text:span>가 기록됩니다.</text:p>
        </text:list-item>
      </text:list>
      <text:p text:style-name="Horizontal_20_Line"/>
      <text:h text:style-name="Heading_20_3" text:outline-level="3">4. 비기능 요구사항</text:h>
      <text:h text:style-name="Heading_20_4" text:outline-level="4">4.1 신뢰성</text:h>
      <text:list xml:id="list3058729499" text:style-name="L9">
        <text:list-item>
          <text:p text:style-name="P18"><text:span text:style-name="Strong_20_Emphasis">4.1.1</text:span>: 시스템(컨테이너+관제소 UI)은 24시간 연중무휴 운용이 가능하며, <text:span text:style-name="Strong_20_Emphasis">가동률 99.5%</text:span> 이상을 목표로 합니다.</text:p>
        </text:list-item>
        <text:list-item>
          <text:p text:style-name="P17"><text:span text:style-name="Strong_20_Emphasis">4.1.2</text:span>: 관제소 UI의 이벤트 알림은 <text:span text:style-name="Strong_20_Emphasis">1초 이내</text:span>에 실시간 반영되어야 합니다.</text:p>
        </text:list-item>
      </text:list>
      <text:h text:style-name="Heading_20_4" text:outline-level="4">4.2 보안</text:h>
      <text:list xml:id="list1428617757" text:style-name="L10">
        <text:list-item>
          <text:p text:style-name="P20"><text:span text:style-name="Strong_20_Emphasis">4.2.1</text:span>: Global Camera(720p)와 이동식 컨테이너(420p 카메라)에서 전송되는 영상은 <text:span text:style-name="Strong_20_Emphasis">종단 간 암호화</text:span>(TLS 등)를 적용해야 합니다? </text:p>
        </text:list-item>
        <text:list-item>
          <text:p text:style-name="P19"><text:span text:style-name="Strong_20_Emphasis">4.2.2</text:span>: 관제소 UI 시스템 접근은 <text:span text:style-name="Strong_20_Emphasis">역할 기반 권한</text:span>으로 관리하며, 관리자 계정은 <text:span text:style-name="Strong_20_Emphasis">다중 요소 인증</text:span>이 필수적입니다.</text:p>
        </text:list-item>
      </text:list>
      <text:h text:style-name="Heading_20_4" text:outline-level="4">4.3 확장성</text:h>
      <text:list xml:id="list2196664896" text:style-name="L11">
        <text:list-item>
          <text:p text:style-name="P22"><text:span text:style-name="Strong_20_Emphasis">4.3.1</text:span>: 동시에 최대 <text:span text:style-name="Strong_20_Emphasis">10대 이상의 차량</text:span>이 입고되는 상황에서도, 각 이동식 컨테이너가 독립적으로 ArUco 마커를 추적할 수 있도록 설계해야 합니다.</text:p>
        </text:list-item>
        <text:list-item>
          <text:p text:style-name="P21"><text:span text:style-name="Strong_20_Emphasis">4.3.2</text:span>: 필요 시 추가 센서(예: LiDAR, 초음파 등)를 연동할 수 있도록 <text:span text:style-name="Strong_20_Emphasis">모듈형 아키텍처</text:span>를 채택합니다.</text:p>
        </text:list-item>
      </text:list>
      <text:h text:style-name="Heading_20_4" text:outline-level="4">4.4 성능</text:h>
      <text:list xml:id="list1318550502" text:style-name="L12">
        <text:list-item>
          <text:p text:style-name="P24"><text:span text:style-name="Strong_20_Emphasis">4.4.1</text:span>: 차량 입고 감지 후 컨테이너가 추종 모드에 돌입하기까지 <text:span text:style-name="Strong_20_Emphasis">3초 이내</text:span>로 반응해야 합니다.</text:p>
        </text:list-item>
        <text:list-item>
          <text:p text:style-name="P24"><text:span text:style-name="Strong_20_Emphasis">4.4.2</text:span>: 추종 시 거리 오차는 <text:span text:style-name="Strong_20_Emphasis">±5cm</text:span> 이내를 유지해야 하며, 목표 추종 거리는 <text:span text:style-name="Strong_20_Emphasis">20cm</text:span>입니다.</text:p>
        </text:list-item>
        <text:list-item>
          <text:p text:style-name="P23"><text:span text:style-name="Strong_20_Emphasis">4.4.3</text:span>: ArUco 마커 인식률은 다양한 조도 조건에서 <text:span text:style-name="Strong_20_Emphasis">95% 이상</text:span>을 달성해야 합니다.</text:p>
        </text:list-item>
      </text:list>
      <text:h text:style-name="Heading_20_4" text:outline-level="4">4.5 규정 준수</text:h>
      <text:list xml:id="list4239895889" text:style-name="L13">
        <text:list-item>
          <text:p text:style-name="P26"><text:span text:style-name="Strong_20_Emphasis">4.5.1</text:span>: 차량과 로봇(이동식 컨테이너) 운용 시 관련 <text:span text:style-name="Strong_20_Emphasis">산업 안전 규정</text:span>(CE, KCs, OSHA 등)을 준수해야 합니다.</text:p>
        </text:list-item>
        <text:list-item>
          <text:p text:style-name="P25"><text:span text:style-name="Strong_20_Emphasis">4.5.2</text:span>: 영상 데이터 활용 및 로그 데이터 관리는 개인정보 보호 규정(GDPR 등)을 철저히 준수해야 합니다.</text:p>
        </text:list-item>
      </text:list>
      <text:p text:style-name="Horizontal_20_Line"/>
      <text:h text:style-name="Heading_20_3" text:outline-level="3">5. 종속성 및 제약조건</text:h>
      <text:list xml:id="list2077649398" text:style-name="L14">
        <text:list-item>
          <text:p text:style-name="P27"><text:span text:style-name="Strong_20_Emphasis">종속성</text:span></text:p>
          <text:list>
            <text:list-item>
              <text:p text:style-name="P28"><text:soft-page-break/>Global Camera(720p) 설치 위치 및 네트워크 대역폭(실시간 영상 송출)에 대한 의존성</text:p>
            </text:list-item>
            <text:list-item>
              <text:p text:style-name="P28">이동식 컨테이너 카메라(420p)의 화질, FPS, ArUco 인식 알고리즘 정확도</text:p>
            </text:list-item>
            <text:list-item>
              <text:p text:style-name="P28">관제소 서버(네트워크, 데이터베이스) 안정성 및 가용성</text:p>
            </text:list-item>
          </text:list>
        </text:list-item>
        <text:list-item>
          <text:p text:style-name="P27"><text:span text:style-name="Strong_20_Emphasis">제약조건</text:span></text:p>
          <text:list>
            <text:list-item>
              <text:p text:style-name="P28">야드 환경(조도, 날씨, 장애물 등)에 따라 카메라 인식 성능이 저하될 수 있음</text:p>
            </text:list-item>
            <text:list-item>
              <text:p text:style-name="P28">이동식 컨테이너의 하드웨어 스펙(배터리, 모터 출력)이 추종 거리·속도 제한에 영향</text:p>
            </text:list-item>
            <text:list-item>
              <text:p text:style-name="P27">예산 및 일정에 따라 추가 센서·하드웨어 탑재 범위 제한</text:p>
            </text:list-item>
          </text:list>
        </text:list-item>
      </text:list>
      <text:p text:style-name="Horizontal_20_Line"/>
      <text:h text:style-name="Heading_20_3" text:outline-level="3">6. 위험 및 완화조치</text:h>
      <text:list xml:id="list1604636679" text:style-name="L15">
        <text:list-item>
          <text:p text:style-name="P30"><text:span text:style-name="Strong_20_Emphasis">위험</text:span>: Global Camera의 입고 감지 실패(카메라 화질 저하, 날씨 영향 등)</text:p>
          <text:list>
            <text:list-item>
              <text:p text:style-name="P30"><text:span text:style-name="Strong_20_Emphasis">완화조치</text:span>: 카메라 세팅(밝기, 초점) 자동 보정, 주기적 유지보수, 예비 카메라 설치</text:p>
            </text:list-item>
          </text:list>
        </text:list-item>
        <text:list-item>
          <text:p text:style-name="P30"><text:span text:style-name="Strong_20_Emphasis">위험</text:span>: ArUco 마커 훼손·오염으로 인한 인식 실패</text:p>
          <text:list>
            <text:list-item>
              <text:p text:style-name="P30"><text:span text:style-name="Strong_20_Emphasis">완화조치</text:span>: 차량 입고 시 마커 상태 점검, 예비 마커 교체 프로세스 마련</text:p>
            </text:list-item>
          </text:list>
        </text:list-item>
        <text:list-item>
          <text:p text:style-name="P30"><text:span text:style-name="Strong_20_Emphasis">위험</text:span>: 이동식 컨테이너가 거리 유지에 실패하여 차량과 충돌</text:p>
          <text:list>
            <text:list-item>
              <text:p text:style-name="P30"><text:span text:style-name="Strong_20_Emphasis">완화조치</text:span>: LiDAR/초음파 보조 센서 사용, 거리 오차 감지 시 긴급 정지 로직</text:p>
            </text:list-item>
          </text:list>
        </text:list-item>
        <text:list-item>
          <text:p text:style-name="P30"><text:span text:style-name="Strong_20_Emphasis">위험</text:span>: 네트워크 장애로 인한 관제소 UI 정보 수신 불가</text:p>
          <text:list>
            <text:list-item>
              <text:p text:style-name="P29"><text:span text:style-name="Strong_20_Emphasis">완화조치</text:span>: 오프라인(로컬) 모드로 전환, 최소 속도/정지 프로토콜 유지</text:p>
            </text:list-item>
          </text:list>
        </text:list-item>
      </text:list>
      <text:p text:style-name="Horizontal_20_Line"/>
      <text:h text:style-name="Heading_20_3" text:outline-level="3">7. 수락 기준</text:h>
      <text:list xml:id="list2953488377" text:style-name="L16">
        <text:list-item>
          <text:p text:style-name="P31"><text:span text:style-name="Strong_20_Emphasis">90% 이상 완주 성공률</text:span></text:p>
          <text:list>
            <text:list-item>
              <text:p text:style-name="P32">입고 차량 인식부터 최종 목적지 도착까지, 추종 과정이 <text:span text:style-name="Strong_20_Emphasis">90% 이상 정상 완료</text:span>되어야 함.</text:p>
            </text:list-item>
          </text:list>
        </text:list-item>
        <text:list-item>
          <text:p text:style-name="P31"><text:span text:style-name="Strong_20_Emphasis">카메라 인식 및 거리 유지 정확도</text:span></text:p>
          <text:list>
            <text:list-item>
              <text:p text:style-name="P32">Global Camera(720p)로 <text:span text:style-name="Strong_20_Emphasis">차량 입고 감지 성공률 90% 이상</text:span></text:p>
            </text:list-item>
            <text:list-item>
              <text:p text:style-name="P32">이동식 컨테이너 카메라(420p)로 ArUco 마커 <text:span text:style-name="Strong_20_Emphasis">인식 성공률 95% 이상</text:span></text:p>
            </text:list-item>
            <text:list-item>
              <text:p text:style-name="P32">차량 추종 시 거리 오차(20cm 목표)는 <text:span text:style-name="Strong_20_Emphasis">±5cm</text:span> 범위 내 유지 90% 이상</text:p>
            </text:list-item>
          </text:list>
        </text:list-item>
        <text:list-item>
          <text:p text:style-name="P31"><text:span text:style-name="Strong_20_Emphasis">관제소 UI 반응 및 이벤트 처리</text:span></text:p>
          <text:list>
            <text:list-item>
              <text:p text:style-name="P32">차량 입고 감지 후 컨테이너 추종 모드 전환 알림까지 <text:span text:style-name="Strong_20_Emphasis">3초 이내</text:span></text:p>
            </text:list-item>
            <text:list-item>
              <text:p text:style-name="P32">인식 실패, 이동 실패 등 주요 이벤트 발생 시 <text:span text:style-name="Strong_20_Emphasis">1초 이내 UI 경고 표시</text:span></text:p>
            </text:list-item>
            <text:list-item>
              <text:p text:style-name="P32">알림 발생 시 청각·시각적 경고가 즉시 발동</text:p>
            </text:list-item>
          </text:list>
        </text:list-item>
        <text:list-item>
          <text:p text:style-name="P31"><text:span text:style-name="Strong_20_Emphasis">로그 및 기록 관리</text:span></text:p>
          <text:list>
            <text:list-item>
              <text:p text:style-name="P32">추종 과정 전반(시작, 중단, 속도 변경 등)에 대한 이벤트를 <text:span text:style-name="Strong_20_Emphasis">100% 로그</text:span>로 저장</text:p>
            </text:list-item>
            <text:list-item>
              <text:p text:style-name="P31">관제소 UI에서 이력을 조회 가능하며, 문제가 발생한 구간을 식별할 수 있어야 함</text:p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KR1" style:font-family-asian="'Noto Serif CJK KR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1" style:font-family-asian="'Noto Serif CJK K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1" style:font-family-asian="'Noto Serif CJK KR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20:08:01.461275094</meta:creation-date>
    <dc:date>2025-03-23T16:39:04.551337969</dc:date>
    <meta:editing-duration>PT7M5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5" meta:paragraph-count="87" meta:word-count="2493" meta:character-count="3724" meta:non-whitespace-character-count="2940"/>
  </office:meta>
</office:document-meta>
</file>